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table table:name="ranking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count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15-06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2015-07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O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2015-06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2015-0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UP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2015-06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2015-0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coffee conump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LO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transactionpurposeId, COUNT(*) FROM transactionStatistic GROUP BY transaction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oseId</text:p>
          </table:table-cell>
          <table:table-cell office:value-type="string" calcext:value-type="string">
            <text:p>COUNT(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LECT transactionpurposeId, COUNT(*) FROM transactionStatistic WHERE MONTH(fullTimeStamp)=7 GROUP BY transaction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oseId</text:p>
          </table:table-cell>
          <table:table-cell office:value-type="string" calcext:value-type="string">
            <text:p>COUNT(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transactionpurposeId, COUNT(*) FROM transactionStatistic WHERE DATE(fullTimeStamp)="2015-05-28" GROUP BY transactionpurposeId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05-28" calcext:value-type="date">
            <text:p>2015-05-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GROU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transactionpurposeId, COUNT(*) FROM transactionStatistic WHERE groupId=1 GROUP BY transaction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transactionpurposeId, COUNT(*) FROM transactionStatistic WHERE groupId=1 AND MONTH(fullTimeStamp)=5 GROUP BY transaction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 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transactionpurposeId, COUNT(*) FROM transactionStatistic WHERE groupId=1 AND DATE(fullTimeStamp)="2015-05-02" GROUP BY transactionpurposeId;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5-02" calcext:value-type="date">
            <text:p>2015-05-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USER 11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transactionpurposeId, COUNT(*) FROM transactionStatistic GROUP BY transaction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ti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purposeId, COUNT(*) FROM transactions WHERE toDepositor=111120 AND MONTH(tDate)=6 GROUP BY purposeId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 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purposeId, COUNT(*) FROM transactions WHERE toDepositor=111120 AND DATE(tDate)="2015-07-02" GROUP BY purposeId;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7-02" calcext:value-type="date">
            <text:p>2015-07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month statistic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OUP ID 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RID 111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ay statistic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 table:style-name="ce1" office:value-type="date" office:date-value="2015-07-02" calcext:value-type="date">
            <text:p>2015-07-0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5-07-13" calcext:value-type="date">
            <text:p>2015-07-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OU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5-06-26" calcext:value-type="date">
            <text:p>2015-06-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DAY(fullTimeStamp) as day, HOUR(fullTimeStamp) as hour, transactionPurposeId, COUNT(*) FROM transactionStatistic WHERE DATE(fullTimeStamp)="2015-06-29" AND groupId=1 GROUP BY HOUR(fullTimeStamp);</text:p>
          </table:table-cell>
          <table:table-cell/>
        </table:table-row>
        <table:table-row table:style-name="ro1">
          <table:table-cell table:style-name="ce1" office:value-type="date" office:date-value="2015-06-29" calcext:value-type="date">
            <text:p>2015-06-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ER 1111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5-05-13" calcext:value-type="date">
            <text:p>2015-05-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5-05-26" calcext:value-type="date">
            <text:p>2015-05-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nge statistic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Global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E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:.E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E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18" calcext:value-type="date">
            <text:p>2015-07-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5" calcext:value-type="date">
            <text:p>2015-07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26" calcext:value-type="date">
            <text:p>2015-07-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roup 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table:number-columns-repeated="5"/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table:number-columns-repeated="5"/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table:number-columns-repeated="5"/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table:number-columns-repeated="5"/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table:number-columns-repeated="5"/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table:number-columns-repeated="5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table:number-columns-repeated="5"/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table:number-columns-repeated="5"/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table:number-columns-repeated="5"/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table:number-columns-repeated="5"/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table:number-columns-repeated="5"/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table:number-columns-repeated="5"/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table:number-columns-repeated="5"/>
        </table:table-row>
        <table:table-row table:style-name="ro1">
          <table:table-cell office:value-type="date" office:date-value="2015-07-18" calcext:value-type="date">
            <text:p>2015-07-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table:number-columns-repeated="5"/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table:number-columns-repeated="5"/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table:number-columns-repeated="5"/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table:number-columns-repeated="5"/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table:number-columns-repeated="5"/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table:number-columns-repeated="5"/>
        </table:table-row>
        <table:table-row table:style-name="ro1">
          <table:table-cell office:value-type="date" office:date-value="2015-07-25" calcext:value-type="date">
            <text:p>2015-07-2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7-26" calcext:value-type="date">
            <text:p>2015-07-26</text:p>
          </table:table-cell>
          <table:table-cell table:number-columns-repeated="5"/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table:number-columns-repeated="5"/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table:number-columns-repeated="5"/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table:number-columns-repeated="5"/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User 11112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table:number-columns-repeated="5"/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table:number-columns-repeated="5"/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table:number-columns-repeated="5"/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table:number-columns-repeated="5"/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table:number-columns-repeated="5"/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table:number-columns-repeated="5"/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table:number-columns-repeated="5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table:number-columns-repeated="5"/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table:number-columns-repeated="5"/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table:number-columns-repeated="5"/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table:number-columns-repeated="5"/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table:number-columns-repeated="5"/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table:number-columns-repeated="5"/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table:number-columns-repeated="5"/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table:number-columns-repeated="5"/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table:number-columns-repeated="5"/>
        </table:table-row>
        <table:table-row table:style-name="ro1">
          <table:table-cell office:value-type="date" office:date-value="2015-07-18" calcext:value-type="date">
            <text:p>2015-07-18</text:p>
          </table:table-cell>
          <table:table-cell table:number-columns-repeated="5"/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table:number-columns-repeated="5"/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table:number-columns-repeated="5"/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table:number-columns-repeated="5"/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table:number-columns-repeated="5"/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table:number-columns-repeated="5"/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table:number-columns-repeated="5"/>
        </table:table-row>
        <table:table-row table:style-name="ro1">
          <table:table-cell office:value-type="date" office:date-value="2015-07-25" calcext:value-type="date">
            <text:p>2015-07-25</text:p>
          </table:table-cell>
          <table:table-cell table:number-columns-repeated="5"/>
        </table:table-row>
        <table:table-row table:style-name="ro1">
          <table:table-cell office:value-type="date" office:date-value="2015-07-26" calcext:value-type="date">
            <text:p>2015-07-26</text:p>
          </table:table-cell>
          <table:table-cell table:number-columns-repeated="5"/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table:number-columns-repeated="5"/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table:number-columns-repeated="5"/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 table:number-columns-repeated="5"/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table:number-columns-repeated="5"/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table:number-columns-repeated="5"/>
        </table:table-row>
      </table:table>
      <table:table table:name="week statistic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Global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2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3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4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5 day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6 day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-7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8 day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9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0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1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2 day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13 day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Group 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2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3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4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5 day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 day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-7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8 day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9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0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1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2 day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13 day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User 11112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offe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Latte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2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3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4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5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6 day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-7 da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8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9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0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1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2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3 day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dashboard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 Coffee Counter: 214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er FROM transactionStatisti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oup 1 Coffee Counter: <text:s/>14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er FROM transactionStatistic WHERE groupId=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r Coffee Counter</text:p>
          </table:table-cell>
          <table:table-cell/>
        </table:table-row>
        <table:table-row table:style-name="ro1">
          <table:table-cell office:value-type="string" calcext:value-type="string">
            <text:p>SELECT COALESCE(SUM(CASE purposeId WHEN 1 THEN 1 WHEN 2 THEN 2 WHEN 3 THEN 1 WHEN 4 THEN 2 WHEN 5 THEN 1 WHEN 6 THEN 1 ELSE 0 END),0) as counter FROM transactions WHERE toDepositor=111126;</text:p>
          </table:table-cell>
          <table:table-cell/>
        </table:table-row>
        <table:table-row table:style-name="ro1">
          <table:table-cell office:value-type="float" office:value="111126" calcext:value-type="float">
            <text:p>111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128" calcext:value-type="float">
            <text:p>1111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122" calcext:value-type="float">
            <text:p>111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 Coffee Consumption GLOB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Week: 2015-06-02 27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GROUP BY YEAR(fullTimeStamp), WEEK(DATE(fullTimeStamp),3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Day: <text:s/>2015-06-01 15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GROUP BY DATE(fullTimeStamp) ORDER BY count DESC LIMIT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Month: 2015-06-28 74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GROUP BY YEAR(fullTimeStamp), MONTH(fullTimeStamp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 Coffee Consumption GROU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Week: 2015-07-17 7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WHERE groupId=1 GROUP BY YEAR(fullTimeStamp), WEEK(DATE(fullTimeStamp),3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Day: <text:s/>2015-07-06 2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WHERE groupId=1 GROUP BY DATE(fullTimeStamp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Month: 2015-07-17 7</text:p>
          </table:table-cell>
          <table:table-cell/>
        </table:table-row>
        <table:table-row table:style-name="ro1">
          <table:table-cell office:value-type="string" calcext:value-type="string">
            <text:p>SELECT COALESCE(SUM(CASE transactionPurposeId WHEN 1 THEN 1 WHEN 2 THEN 2 WHEN 3 THEN 1 WHEN 4 THEN 2 WHEN 5 THEN 1 WHEN 6 THEN 1 ELSE 0 END),0) as count, DATE(fullTimeStamp) AS date FROM transactionStatistic WHERE groupId=1 GROUP BY YEAR(fullTimeStamp), MONTH(fullTimeStamp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 Coffee Consumption US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Day 111126: <text:s/>2015-06-17 2</text:p>
          </table:table-cell>
          <table:table-cell/>
        </table:table-row>
        <table:table-row table:style-name="ro1">
          <table:table-cell office:value-type="string" calcext:value-type="string">
            <text:p>Per Day 111128: <text:s/>2015-06-07 2</text:p>
          </table:table-cell>
          <table:table-cell/>
        </table:table-row>
        <table:table-row table:style-name="ro1">
          <table:table-cell office:value-type="string" calcext:value-type="string">
            <text:p>Per Day 111122: <text:s/>2015-05-28 2</text:p>
          </table:table-cell>
          <table:table-cell/>
        </table:table-row>
        <table:table-row table:style-name="ro1">
          <table:table-cell office:value-type="string" calcext:value-type="string">
            <text:p>SELECT COALESCE(SUM(CASE purposeId WHEN 1 THEN 1 WHEN 2 THEN 2 WHEN 3 THEN 1 WHEN 4 THEN 2 WHEN 5 THEN 1 WHEN 6 THEN 1 ELSE 0 END),0) as count, DATE(tDate) AS date FROM transactions WHERE toDepositor=111122 GROUP BY DATE(tDate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Week 111126: 2015-06-16 7</text:p>
          </table:table-cell>
          <table:table-cell/>
        </table:table-row>
        <table:table-row table:style-name="ro1">
          <table:table-cell office:value-type="string" calcext:value-type="string">
            <text:p>Per Week 111128: 2015-06-07 3</text:p>
          </table:table-cell>
          <table:table-cell/>
        </table:table-row>
        <table:table-row table:style-name="ro1">
          <table:table-cell office:value-type="string" calcext:value-type="string">
            <text:p>Per Week 111122: 2015-05-28 2</text:p>
          </table:table-cell>
          <table:table-cell/>
        </table:table-row>
        <table:table-row table:style-name="ro1">
          <table:table-cell office:value-type="string" calcext:value-type="string">
            <text:p>SELECT COALESCE(SUM(CASE purposeId WHEN 1 THEN 1 WHEN 2 THEN 2 WHEN 3 THEN 1 WHEN 4 THEN 2 WHEN 5 THEN 1 WHEN 6 THEN 1 ELSE 0 END),0) as count, DATE(tDate) AS date FROM transactions WHERE toDepositor=111122 GROUP BY YEAR(tDate), WEEK(DATE(tDate),3) ORDER BY count DESC LIMIT 1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Month 111126: 2015-06-16 11</text:p>
          </table:table-cell>
          <table:table-cell/>
        </table:table-row>
        <table:table-row table:style-name="ro1">
          <table:table-cell office:value-type="string" calcext:value-type="string">
            <text:p>Per Month 111128: 2015-06-07 6</text:p>
          </table:table-cell>
          <table:table-cell/>
        </table:table-row>
        <table:table-row table:style-name="ro1">
          <table:table-cell office:value-type="string" calcext:value-type="string">
            <text:p>Per Month 111122: 2015-05-28 3</text:p>
          </table:table-cell>
          <table:table-cell/>
        </table:table-row>
        <table:table-row table:style-name="ro1">
          <table:table-cell office:value-type="string" calcext:value-type="string">
            <text:p>SELECT COALESCE(SUM(CASE purposeId WHEN 1 THEN 1 WHEN 2 THEN 2 WHEN 3 THEN 1 WHEN 4 THEN 2 WHEN 5 THEN 1 WHEN 6 THEN 1 ELSE 0 END),0) as count, DATE(tDate) AS date FROM transactions WHERE toDepositor=111122 GROUP BY YEAR(tDate), MONTH(tDate) ORDER BY count DESC LIMIT 1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10:05:46.610063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8:39:40.954181015</meta:creation-date>
    <dc:date>2015-07-10T12:39:36.904953308</dc:date>
    <meta:editing-duration>PT1H11S</meta:editing-duration>
    <meta:editing-cycles>7</meta:editing-cycles>
    <meta:generator>LibreOffice/4.2.7.2$Linux_X86_64 LibreOffice_project/420m0$Build-2</meta:generator>
    <meta:document-statistic meta:table-count="7" meta:cell-count="999" meta:object-count="0"/>
  </office:meta>
</office:document-meta>
</file>